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aximum energy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Energy normal</text:p>
          </table:table-cell>
          <table:table-cell office:value-type="string" calcext:value-type="string">
            <text:p>Energy color</text:p>
          </table:table-cell>
          <table:table-cell office:value-type="string" calcext:value-type="string">
            <text:p>Module slot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ax Ingredients</text:p>
          </table:table-cell>
          <table:table-cell office:value-type="string" calcext:value-type="string">
            <text:p>Mining power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rnace</text:p>
          </table:table-cell>
          <table:table-cell office:value-type="string" calcext:value-type="string">
            <text:p>Stone Furnace</text:p>
          </table:table-cell>
          <table:table-cell office:value-type="float" office:value="1" calcext:value-type="float">
            <text:p>1</text:p>
          </table:table-cell>
          <table:table-cell office:value-type="float" office:value="180000" calcext:value-type="float">
            <text:p>180000</text:p>
          </table:table-cell>
          <table:table-cell table:formula="of:=[.E2]&gt;[.F$1]" office:value-type="boolean" office:boolean-value="true" calcext:value-type="boolean">
            <text:p>TRUE</text:p>
          </table:table-cell>
          <table:table-cell table:formula="of:=IF([.F2];[.E2]/1000;[.E2])" office:value-type="float" office:value="180" calcext:value-type="float">
            <text:p>180</text:p>
          </table:table-cell>
          <table:table-cell table:formula="of:=IF([.F2];&quot;indianred&quot;;&quot;forestgreen&quot;)" office:value-type="string" office:string-value="indianred" calcext:value-type="string">
            <text:p>indian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x 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one-furnace.png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rnace</text:p>
          </table:table-cell>
          <table:table-cell office:value-type="string" calcext:value-type="string">
            <text:p>Steel Furnace</text:p>
          </table:table-cell>
          <table:table-cell office:value-type="float" office:value="2" calcext:value-type="float">
            <text:p>2</text:p>
          </table:table-cell>
          <table:table-cell office:value-type="float" office:value="180000" calcext:value-type="float">
            <text:p>180000</text:p>
          </table:table-cell>
          <table:table-cell table:formula="of:=[.E3]&gt;[.F$1]" office:value-type="boolean" office:boolean-value="true" calcext:value-type="boolean">
            <text:p>TRUE</text:p>
          </table:table-cell>
          <table:table-cell table:formula="of:=IF([.F3];[.E3]/1000;[.E3])" office:value-type="float" office:value="180" calcext:value-type="float">
            <text:p>180</text:p>
          </table:table-cell>
          <table:table-cell table:formula="of:=IF([.F3];&quot;indianred&quot;;&quot;forestgreen&quot;)" office:value-type="string" office:string-value="indianred" calcext:value-type="string">
            <text:p>indian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x 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eel-furnace.png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rnace</text:p>
          </table:table-cell>
          <table:table-cell office:value-type="string" calcext:value-type="string">
            <text:p>Electric Furnace</text:p>
          </table:table-cell>
          <table:table-cell office:value-type="float" office:value="2" calcext:value-type="float">
            <text:p>2</text:p>
          </table:table-cell>
          <table:table-cell office:value-type="float" office:value="180000" calcext:value-type="float">
            <text:p>180000</text:p>
          </table:table-cell>
          <table:table-cell table:formula="of:=[.E4]&gt;[.F$1]" office:value-type="boolean" office:boolean-value="true" calcext:value-type="boolean">
            <text:p>TRUE</text:p>
          </table:table-cell>
          <table:table-cell table:formula="of:=IF([.F4];[.E4]/1000;[.E4])" office:value-type="float" office:value="180" calcext:value-type="float">
            <text:p>180</text:p>
          </table:table-cell>
          <table:table-cell table:formula="of:=IF([.F4];&quot;indianred&quot;;&quot;forestgreen&quot;)" office:value-type="string" office:string-value="indianred" calcext:value-type="string">
            <text:p>indian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x 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Electric-furnace.png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sembling machine</text:p>
          </table:table-cell>
          <table:table-cell office:value-type="string" calcext:value-type="string">
            <text:p><text:s/>Assembling machine 1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table:formula="of:=[.E5]&gt;[.F$1]" office:value-type="boolean" office:boolean-value="false" calcext:value-type="boolean">
            <text:p>FALSE</text:p>
          </table:table-cell>
          <table:table-cell table:formula="of:=IF([.F5];[.E5]/1000;[.E5])" office:value-type="float" office:value="90" calcext:value-type="float">
            <text:p>90</text:p>
          </table:table-cell>
          <table:table-cell table:formula="of:=IF([.F5];&quot;indianred&quot;;&quot;forestgreen&quot;)" office:value-type="string" office:string-value="forestgreen" calcext:value-type="string">
            <text:p>forest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x 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ssembling-machine-1.png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sembling machine</text:p>
          </table:table-cell>
          <table:table-cell office:value-type="string" calcext:value-type="string">
            <text:p><text:s/>Assembling machine 2</text:p>
          </table:table-cell>
          <table:table-cell office:value-type="float" office:value="0.75" calcext:value-type="float">
            <text:p>0.75</text:p>
          </table:table-cell>
          <table:table-cell office:value-type="float" office:value="150" calcext:value-type="float">
            <text:p>150</text:p>
          </table:table-cell>
          <table:table-cell table:formula="of:=[.E6]&gt;[.F$1]" office:value-type="boolean" office:boolean-value="false" calcext:value-type="boolean">
            <text:p>FALSE</text:p>
          </table:table-cell>
          <table:table-cell table:formula="of:=IF([.F6];[.E6]/1000;[.E6])" office:value-type="float" office:value="150" calcext:value-type="float">
            <text:p>150</text:p>
          </table:table-cell>
          <table:table-cell table:formula="of:=IF([.F6];&quot;indianred&quot;;&quot;forestgreen&quot;)" office:value-type="string" office:string-value="forestgreen" calcext:value-type="string">
            <text:p>forest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x 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ssembling-machine-2.png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sembling machine</text:p>
          </table:table-cell>
          <table:table-cell office:value-type="string" calcext:value-type="string">
            <text:p><text:s/>Assembling machine 3</text:p>
          </table:table-cell>
          <table:table-cell office:value-type="float" office:value="1.25" calcext:value-type="float">
            <text:p>1.25</text:p>
          </table:table-cell>
          <table:table-cell office:value-type="float" office:value="210" calcext:value-type="float">
            <text:p>210</text:p>
          </table:table-cell>
          <table:table-cell table:formula="of:=[.E7]&gt;[.F$1]" office:value-type="boolean" office:boolean-value="false" calcext:value-type="boolean">
            <text:p>FALSE</text:p>
          </table:table-cell>
          <table:table-cell table:formula="of:=IF([.F7];[.E7]/1000;[.E7])" office:value-type="float" office:value="210" calcext:value-type="float">
            <text:p>210</text:p>
          </table:table-cell>
          <table:table-cell table:formula="of:=IF([.F7];&quot;indianred&quot;;&quot;forestgreen&quot;)" office:value-type="string" office:string-value="forestgreen" calcext:value-type="string">
            <text:p>forest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x 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ssembling-machine-3.png</text:p>
          </table:table-cell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ning drills</text:p>
          </table:table-cell>
          <table:table-cell office:value-type="string" calcext:value-type="string">
            <text:p><text:s/>Burner mining drill</text:p>
          </table:table-cell>
          <table:table-cell office:value-type="float" office:value="0.35" calcext:value-type="float">
            <text:p>0.35</text:p>
          </table:table-cell>
          <table:table-cell office:value-type="float" office:value="300000" calcext:value-type="float">
            <text:p>300000</text:p>
          </table:table-cell>
          <table:table-cell table:formula="of:=[.E8]&gt;[.F$1]" office:value-type="boolean" office:boolean-value="true" calcext:value-type="boolean">
            <text:p>TRUE</text:p>
          </table:table-cell>
          <table:table-cell table:formula="of:=IF([.F8];[.E8]/1000;[.E8])" office:value-type="float" office:value="300" calcext:value-type="float">
            <text:p>300</text:p>
          </table:table-cell>
          <table:table-cell table:formula="of:=IF([.F8];&quot;indianred&quot;;&quot;forestgreen&quot;)" office:value-type="string" office:string-value="indianred" calcext:value-type="string">
            <text:p>indianred</text:p>
          </table:table-cell>
          <table:table-cell/>
          <table:table-cell office:value-type="string" calcext:value-type="string">
            <text:p>2 x 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Burner-mining-drill.png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ning drills</text:p>
          </table:table-cell>
          <table:table-cell office:value-type="string" calcext:value-type="string">
            <text:p><text:s/>Electric mining drill</text:p>
          </table:table-cell>
          <table:table-cell office:value-type="float" office:value="0.5" calcext:value-type="float">
            <text:p>0.5</text:p>
          </table:table-cell>
          <table:table-cell office:value-type="float" office:value="90000" calcext:value-type="float">
            <text:p>90000</text:p>
          </table:table-cell>
          <table:table-cell table:formula="of:=[.E9]&gt;[.F$1]" office:value-type="boolean" office:boolean-value="true" calcext:value-type="boolean">
            <text:p>TRUE</text:p>
          </table:table-cell>
          <table:table-cell table:formula="of:=IF([.F9];[.E9]/1000;[.E9])" office:value-type="float" office:value="90" calcext:value-type="float">
            <text:p>90</text:p>
          </table:table-cell>
          <table:table-cell table:formula="of:=IF([.F9];&quot;indianred&quot;;&quot;forestgreen&quot;)" office:value-type="string" office:string-value="indianred" calcext:value-type="string">
            <text:p>indianred</text:p>
          </table:table-cell>
          <table:table-cell/>
          <table:table-cell office:value-type="string" calcext:value-type="string">
            <text:p>5 x 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lectric-mining-drill.png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serters</text:p>
          </table:table-cell>
          <table:table-cell office:value-type="string" calcext:value-type="string">
            <text:p><text:a xlink:href="http://factorioforums.com/wiki/index.php?title=Burner_inserter" xlink:type="simple"> </text:a><text:a xlink:href="http://factorioforums.com/wiki/index.php?title=Burner_inserter" xlink:type="simple">Burner inserter</text:a>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80000" calcext:value-type="float">
            <text:p>180000</text:p>
          </table:table-cell>
          <table:table-cell table:formula="of:=[.E10]&gt;[.F$1]" office:value-type="boolean" office:boolean-value="true" calcext:value-type="boolean">
            <text:p>TRUE</text:p>
          </table:table-cell>
          <table:table-cell table:formula="of:=IF([.F10];[.E10]/1000;[.E10])" office:value-type="float" office:value="180" calcext:value-type="float">
            <text:p>180</text:p>
          </table:table-cell>
          <table:table-cell table:formula="of:=IF([.F10];&quot;indianred&quot;;&quot;forestgreen&quot;)" office:value-type="string" office:string-value="indianred" calcext:value-type="string">
            <text:p>indianre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urner-inserter.png</text:p>
          </table:table-cell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serters</text:p>
          </table:table-cell>
          <table:table-cell office:value-type="string" calcext:value-type="string">
            <text:p><text:a xlink:href="http://factorioforums.com/wiki/index.php?title=Basic_inserter" xlink:type="simple"> </text:a><text:a xlink:href="http://factorioforums.com/wiki/index.php?title=Basic_inserter" xlink:type="simple">Basic inserter</text:a>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float" office:value="13000" calcext:value-type="float">
            <text:p>13000</text:p>
          </table:table-cell>
          <table:table-cell table:formula="of:=[.E11]&gt;[.F$1]" office:value-type="boolean" office:boolean-value="true" calcext:value-type="boolean">
            <text:p>TRUE</text:p>
          </table:table-cell>
          <table:table-cell table:formula="of:=IF([.F11];[.E11]/1000;[.E11])" office:value-type="float" office:value="13" calcext:value-type="float">
            <text:p>13</text:p>
          </table:table-cell>
          <table:table-cell table:formula="of:=IF([.F11];&quot;indianred&quot;;&quot;forestgreen&quot;)" office:value-type="string" office:string-value="indianred" calcext:value-type="string">
            <text:p>indianre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sic-inserter.png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serters</text:p>
          </table:table-cell>
          <table:table-cell office:value-type="string" calcext:value-type="string">
            <text:p><text:a xlink:href="http://factorioforums.com/wiki/index.php?title=Long_handed_inserter" xlink:type="simple"> </text:a><text:a xlink:href="http://factorioforums.com/wiki/index.php?title=Long_handed_inserter" xlink:type="simple">Long handed inserter</text:a>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8000" calcext:value-type="float">
            <text:p>18000</text:p>
          </table:table-cell>
          <table:table-cell table:formula="of:=[.E12]&gt;[.F$1]" office:value-type="boolean" office:boolean-value="true" calcext:value-type="boolean">
            <text:p>TRUE</text:p>
          </table:table-cell>
          <table:table-cell table:formula="of:=IF([.F12];[.E12]/1000;[.E12])" office:value-type="float" office:value="18" calcext:value-type="float">
            <text:p>18</text:p>
          </table:table-cell>
          <table:table-cell table:formula="of:=IF([.F12];&quot;indianred&quot;;&quot;forestgreen&quot;)" office:value-type="string" office:string-value="indianred" calcext:value-type="string">
            <text:p>indianre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ng-handed-inserter.png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serters</text:p>
          </table:table-cell>
          <table:table-cell office:value-type="string" calcext:value-type="string">
            <text:p><text:a xlink:href="http://factorioforums.com/wiki/index.php?title=Fast_inserter" xlink:type="simple"> </text:a><text:a xlink:href="http://factorioforums.com/wiki/index.php?title=Fast_inserter" xlink:type="simple">Fast inserter</text:a>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0000" calcext:value-type="float">
            <text:p>30000</text:p>
          </table:table-cell>
          <table:table-cell table:formula="of:=[.E13]&gt;[.F$1]" office:value-type="boolean" office:boolean-value="true" calcext:value-type="boolean">
            <text:p>TRUE</text:p>
          </table:table-cell>
          <table:table-cell table:formula="of:=IF([.F13];[.E13]/1000;[.E13])" office:value-type="float" office:value="30" calcext:value-type="float">
            <text:p>30</text:p>
          </table:table-cell>
          <table:table-cell table:formula="of:=IF([.F13];&quot;indianred&quot;;&quot;forestgreen&quot;)" office:value-type="string" office:string-value="indianred" calcext:value-type="string">
            <text:p>indianre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ast-inserter.png</text:p>
          </table:table-cell>
          <table:table-cell table:number-columns-repeated="2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serters</text:p>
          </table:table-cell>
          <table:table-cell office:value-type="string" calcext:value-type="string">
            <text:p><text:a xlink:href="http://factorioforums.com/wiki/index.php?title=Smart_inserter" xlink:type="simple"> </text:a><text:a xlink:href="http://factorioforums.com/wiki/index.php?title=Smart_inserter" xlink:type="simple">Smart inserter</text:a>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0000" calcext:value-type="float">
            <text:p>40000</text:p>
          </table:table-cell>
          <table:table-cell table:formula="of:=[.E14]&gt;[.F$1]" office:value-type="boolean" office:boolean-value="true" calcext:value-type="boolean">
            <text:p>TRUE</text:p>
          </table:table-cell>
          <table:table-cell table:formula="of:=IF([.F14];[.E14]/1000;[.E14])" office:value-type="float" office:value="40" calcext:value-type="float">
            <text:p>40</text:p>
          </table:table-cell>
          <table:table-cell table:formula="of:=IF([.F14];&quot;indianred&quot;;&quot;forestgreen&quot;)" office:value-type="string" office:string-value="indianred" calcext:value-type="string">
            <text:p>indianre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mart-inserter.png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factorioforums.com/wiki/index.php?title=Transport_belts" xlink:type="simple">Transport belts</text:a></text:p>
          </table:table-cell>
          <table:table-cell office:value-type="string" calcext:value-type="string">
            <text:p><text:a xlink:href="http://factorioforums.com/wiki/index.php?title=Basic_transport_belt" xlink:type="simple"> </text:a><text:a xlink:href="http://factorioforums.com/wiki/index.php?title=Basic_transport_belt" xlink:type="simple">Basic transport belt</text:a>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formula="of:=[.E15]&gt;[.F$1]" office:value-type="boolean" office:boolean-value="false" calcext:value-type="boolean">
            <text:p>FALSE</text:p>
          </table:table-cell>
          <table:table-cell table:formula="of:=IF([.F15];[.E15]/1000;[.E15])" office:value-type="float" office:value="0" calcext:value-type="float">
            <text:p>0</text:p>
          </table:table-cell>
          <table:table-cell table:formula="of:=IF([.F15];&quot;indianred&quot;;&quot;forestgreen&quot;)" office:value-type="string" office:string-value="forestgreen" calcext:value-type="string">
            <text:p>forestgreen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sic-transport-belt.png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factorioforums.com/wiki/index.php?title=Transport_belts" xlink:type="simple">Transport belts</text:a></text:p>
          </table:table-cell>
          <table:table-cell office:value-type="string" calcext:value-type="string">
            <text:p><text:a xlink:href="http://factorioforums.com/wiki/index.php?title=Fast_transport_belt" xlink:type="simple"> </text:a><text:a xlink:href="http://factorioforums.com/wiki/index.php?title=Fast_transport_belt" xlink:type="simple">Fast transport belt</text:a>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formula="of:=[.E16]&gt;[.F$1]" office:value-type="boolean" office:boolean-value="false" calcext:value-type="boolean">
            <text:p>FALSE</text:p>
          </table:table-cell>
          <table:table-cell table:formula="of:=IF([.F16];[.E16]/1000;[.E16])" office:value-type="float" office:value="0" calcext:value-type="float">
            <text:p>0</text:p>
          </table:table-cell>
          <table:table-cell table:formula="of:=IF([.F16];&quot;indianred&quot;;&quot;forestgreen&quot;)" office:value-type="string" office:string-value="forestgreen" calcext:value-type="string">
            <text:p>forestgreen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ast-transport-belt.png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factorioforums.com/wiki/index.php?title=Transport_belts" xlink:type="simple">Transport belts</text:a></text:p>
          </table:table-cell>
          <table:table-cell office:value-type="string" calcext:value-type="string">
            <text:p><text:a xlink:href="http://factorioforums.com/wiki/index.php?title=Express_transport_belt" xlink:type="simple"> </text:a><text:a xlink:href="http://factorioforums.com/wiki/index.php?title=Express_transport_belt" xlink:type="simple">Express transport belt</text:a>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table:formula="of:=[.E17]&gt;[.F$1]" office:value-type="boolean" office:boolean-value="false" calcext:value-type="boolean">
            <text:p>FALSE</text:p>
          </table:table-cell>
          <table:table-cell table:formula="of:=IF([.F17];[.E17]/1000;[.E17])" office:value-type="float" office:value="0" calcext:value-type="float">
            <text:p>0</text:p>
          </table:table-cell>
          <table:table-cell table:formula="of:=IF([.F17];&quot;indianred&quot;;&quot;forestgreen&quot;)" office:value-type="string" office:string-value="forestgreen" calcext:value-type="string">
            <text:p>forestgreen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press-transport-belt.png</text:p>
          </table:table-cell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factorioforums.com/wiki/index.php?title=Underground_belts" xlink:type="simple">Underground belts</text:a></text:p>
          </table:table-cell>
          <table:table-cell office:value-type="string" calcext:value-type="string">
            <text:p><text:a xlink:href="http://factorioforums.com/wiki/index.php?title=Basic_underground_belt" xlink:type="simple"> </text:a><text:a xlink:href="http://factorioforums.com/wiki/index.php?title=Basic_underground_belt" xlink:type="simple">Basic underground belt</text:a>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formula="of:=[.E18]&gt;[.F$1]" office:value-type="boolean" office:boolean-value="false" calcext:value-type="boolean">
            <text:p>FALSE</text:p>
          </table:table-cell>
          <table:table-cell table:formula="of:=IF([.F18];[.E18]/1000;[.E18])" office:value-type="float" office:value="0" calcext:value-type="float">
            <text:p>0</text:p>
          </table:table-cell>
          <table:table-cell table:formula="of:=IF([.F18];&quot;indianred&quot;;&quot;forestgreen&quot;)" office:value-type="string" office:string-value="forestgreen" calcext:value-type="string">
            <text:p>forestgreen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sic-transport-belt-to-ground.png</text:p>
          </table:table-cell>
          <table:table-cell table:number-columns-repeated="2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factorioforums.com/wiki/index.php?title=Underground_belts" xlink:type="simple">Underground belts</text:a></text:p>
          </table:table-cell>
          <table:table-cell office:value-type="string" calcext:value-type="string">
            <text:p><text:a xlink:href="http://factorioforums.com/wiki/index.php?title=Fast_underground_belt" xlink:type="simple"> </text:a><text:a xlink:href="http://factorioforums.com/wiki/index.php?title=Fast_underground_belt" xlink:type="simple">Fast underground belt</text:a>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formula="of:=[.E19]&gt;[.F$1]" office:value-type="boolean" office:boolean-value="false" calcext:value-type="boolean">
            <text:p>FALSE</text:p>
          </table:table-cell>
          <table:table-cell table:formula="of:=IF([.F19];[.E19]/1000;[.E19])" office:value-type="float" office:value="0" calcext:value-type="float">
            <text:p>0</text:p>
          </table:table-cell>
          <table:table-cell table:formula="of:=IF([.F19];&quot;indianred&quot;;&quot;forestgreen&quot;)" office:value-type="string" office:string-value="forestgreen" calcext:value-type="string">
            <text:p>forestgreen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ast-transport-belt-to-ground.png</text:p>
          </table:table-cell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factorioforums.com/wiki/index.php?title=Underground_belts" xlink:type="simple">Underground belts</text:a></text:p>
          </table:table-cell>
          <table:table-cell office:value-type="string" calcext:value-type="string">
            <text:p><text:a xlink:href="http://factorioforums.com/wiki/index.php?title=Express_underground_belt" xlink:type="simple"> </text:a><text:a xlink:href="http://factorioforums.com/wiki/index.php?title=Express_underground_belt" xlink:type="simple">Express underground belt</text:a>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table:formula="of:=[.E20]&gt;[.F$1]" office:value-type="boolean" office:boolean-value="false" calcext:value-type="boolean">
            <text:p>FALSE</text:p>
          </table:table-cell>
          <table:table-cell table:formula="of:=IF([.F20];[.E20]/1000;[.E20])" office:value-type="float" office:value="0" calcext:value-type="float">
            <text:p>0</text:p>
          </table:table-cell>
          <table:table-cell table:formula="of:=IF([.F20];&quot;indianred&quot;;&quot;forestgreen&quot;)" office:value-type="string" office:string-value="forestgreen" calcext:value-type="string">
            <text:p>forestgreen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press-transport-belt-to-ground.png</text:p>
          </table:table-cell>
          <table:table-cell table:number-columns-repeated="2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factorioforums.com/wiki/index.php?title=Splitters" xlink:type="simple">Splitters</text:a></text:p>
          </table:table-cell>
          <table:table-cell office:value-type="string" calcext:value-type="string">
            <text:p><text:a xlink:href="http://factorioforums.com/wiki/index.php?title=Basic_splitter" xlink:type="simple"> </text:a><text:a xlink:href="http://factorioforums.com/wiki/index.php?title=Basic_splitter" xlink:type="simple">Basic splitter</text:a>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formula="of:=[.E21]&gt;[.F$1]" office:value-type="boolean" office:boolean-value="false" calcext:value-type="boolean">
            <text:p>FALSE</text:p>
          </table:table-cell>
          <table:table-cell table:formula="of:=IF([.F21];[.E21]/1000;[.E21])" office:value-type="float" office:value="0" calcext:value-type="float">
            <text:p>0</text:p>
          </table:table-cell>
          <table:table-cell table:formula="of:=IF([.F21];&quot;indianred&quot;;&quot;forestgreen&quot;)" office:value-type="string" office:string-value="forestgreen" calcext:value-type="string">
            <text:p>forestgre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sic-splitter.png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factorioforums.com/wiki/index.php?title=Splitters" xlink:type="simple">Splitters</text:a></text:p>
          </table:table-cell>
          <table:table-cell office:value-type="string" calcext:value-type="string">
            <text:p><text:a xlink:href="http://factorioforums.com/wiki/index.php?title=Fast_splitter" xlink:type="simple"> </text:a><text:a xlink:href="http://factorioforums.com/wiki/index.php?title=Fast_splitter" xlink:type="simple">Fast splitter</text:a>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formula="of:=[.E22]&gt;[.F$1]" office:value-type="boolean" office:boolean-value="false" calcext:value-type="boolean">
            <text:p>FALSE</text:p>
          </table:table-cell>
          <table:table-cell table:formula="of:=IF([.F22];[.E22]/1000;[.E22])" office:value-type="float" office:value="0" calcext:value-type="float">
            <text:p>0</text:p>
          </table:table-cell>
          <table:table-cell table:formula="of:=IF([.F22];&quot;indianred&quot;;&quot;forestgreen&quot;)" office:value-type="string" office:string-value="forestgreen" calcext:value-type="string">
            <text:p>forestgre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ast-splitter.png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factorioforums.com/wiki/index.php?title=Splitters" xlink:type="simple">Splitters</text:a></text:p>
          </table:table-cell>
          <table:table-cell office:value-type="string" calcext:value-type="string">
            <text:p><text:a xlink:href="http://factorioforums.com/wiki/index.php?title=Express_splitter" xlink:type="simple"> </text:a><text:a xlink:href="http://factorioforums.com/wiki/index.php?title=Express_splitter" xlink:type="simple">Express splitter</text:a>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table:formula="of:=[.E23]&gt;[.F$1]" office:value-type="boolean" office:boolean-value="false" calcext:value-type="boolean">
            <text:p>FALSE</text:p>
          </table:table-cell>
          <table:table-cell table:formula="of:=IF([.F23];[.E23]/1000;[.E23])" office:value-type="float" office:value="0" calcext:value-type="float">
            <text:p>0</text:p>
          </table:table-cell>
          <table:table-cell table:formula="of:=IF([.F23];&quot;indianred&quot;;&quot;forestgreen&quot;)" office:value-type="string" office:string-value="forestgreen" calcext:value-type="string">
            <text:p>forestgre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press-splitter.png</text:p>
          </table:table-cell>
          <table:table-cell table:number-columns-repeated="2"/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2"/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2"/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2"/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2"/>
          <table:table-cell office:value-type="float" office:value="290" calcext:value-type="float">
            <text:p>290</text:p>
          </table:table-cell>
        </table:table-row>
      </table:table>
      <table:named-expressions>
        <table:named-range table:name="encolor" table:base-cell-address="$Sheet2.$G$2" table:cell-range-address="$Sheet2.$H$2:.$H$23"/>
        <table:named-range table:name="energ" table:base-cell-address="$Sheet2.$F$2" table:cell-range-address="$Sheet2.$G$2:.$G$23"/>
        <table:named-range table:name="height" table:base-cell-address="$Sheet2.$E$26" table:cell-range-address="$Sheet2.$L$2:.$L$23"/>
        <table:named-range table:name="image" table:base-cell-address="$Sheet2.$E$26" table:cell-range-address="$Sheet2.$P$2:.$P$23"/>
        <table:named-range table:name="line" table:base-cell-address="$Sheet2.$R$1" table:cell-range-address="$Sheet2.$S$1:.$S$27"/>
        <table:named-range table:name="num" table:base-cell-address="$Sheet2.$A$2" table:cell-range-address="$Sheet2.$A$2:.$A$23"/>
        <table:named-range table:name="power" table:base-cell-address="$Sheet2.$E$26" table:cell-range-address="$Sheet2.$E$2:.$E$23"/>
        <table:named-range table:name="speed" table:base-cell-address="$Sheet2.$E$26" table:cell-range-address="$Sheet2.$D$2:.$D$23"/>
        <table:named-range table:name="width" table:base-cell-address="$Sheet2.$E$26" table:cell-range-address="$Sheet2.$K$2:.$K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1:01:02.003810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4:10:33.663348928</meta:creation-date>
    <dc:date>2015-11-09T14:16:55.052405407</dc:date>
    <meta:editing-duration>PT2H35M37S</meta:editing-duration>
    <meta:editing-cycles>30</meta:editing-cycles>
    <meta:generator>LibreOffice/5.0.2.2$Linux_x86 LibreOffice_project/00m0$Build-2</meta:generator>
    <meta:document-statistic meta:table-count="1" meta:cell-count="300" meta:object-count="0"/>
  </office:meta>
</office:document-meta>
</file>